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34in"/>
    </style:style>
    <style:style style:name="co2" style:family="table-column">
      <style:table-column-properties fo:break-before="auto" style:column-width="1.8299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0.6693in"/>
    </style:style>
    <style:style style:name="co5" style:family="table-column">
      <style:table-column-properties fo:break-before="auto" style:column-width="0.2201in"/>
    </style:style>
    <style:style style:name="co6" style:family="table-column">
      <style:table-column-properties fo:break-before="auto" style:column-width="3.1307in"/>
    </style:style>
    <style:style style:name="co7" style:family="table-column">
      <style:table-column-properties fo:break-before="auto" style:column-width="0.3083in"/>
    </style:style>
    <style:style style:name="co8" style:family="table-column">
      <style:table-column-properties fo:break-before="auto" style:column-width="1.7193in"/>
    </style:style>
    <style:style style:name="co9" style:family="table-column">
      <style:table-column-properties fo:break-before="auto" style:column-width="2.9866in"/>
    </style:style>
    <style:style style:name="co10" style:family="table-column">
      <style:table-column-properties fo:break-before="auto" style:column-width="2.5354in"/>
    </style:style>
    <style:style style:name="co11" style:family="table-column">
      <style:table-column-properties fo:break-before="auto" style:column-width="0.2862in"/>
    </style:style>
    <style:style style:name="co12" style:family="table-column">
      <style:table-column-properties fo:break-before="auto" style:column-width="4.0016in"/>
    </style:style>
    <style:style style:name="co13" style:family="table-column">
      <style:table-column-properties fo:break-before="auto" style:column-width="1.378in"/>
    </style:style>
    <style:style style:name="co14" style:family="table-column">
      <style:table-column-properties fo:break-before="auto" style:column-width="1.8957in"/>
    </style:style>
    <style:style style:name="co15" style:family="table-column">
      <style:table-column-properties fo:break-before="auto" style:column-width="0.2756in"/>
    </style:style>
    <style:style style:name="co16" style:family="table-column">
      <style:table-column-properties fo:break-before="auto" style:column-width="3.307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ABC_20_English_20_counties">
      <style:table-properties table:display="true" style:writing-mode="lr-tb"/>
    </style:style>
    <style:style style:name="ta2" style:family="table" style:master-page-name="PageStyle_5f_traditional_20_English_20_counties">
      <style:table-properties table:display="true" style:writing-mode="lr-tb"/>
    </style:style>
    <style:style style:name="ta3" style:family="table" style:master-page-name="PageStyle_5f_county_20_name_20_variant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BC English countie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9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10" table:default-cell-style-name="Excel_20_Built-in_20_Normal"/>
        <table:table-row table:style-name="ro1">
          <table:table-cell table:style-name="ce1" office:value-type="string" table:number-columns-spanned="5" table:number-rows-spanned="1">
            <text:p>Counties in England, from the Association of British Counties</text:p>
          </table:table-cell>
          <table:covered-table-cell table:number-columns-repeated="4" table:style-name="ce2"/>
          <table:table-cell table:number-columns-repeated="8"/>
          <table:table-cell office:value-type="string">
            <text:p>Repository:</text:p>
          </table:table-cell>
          <table:table-cell table:number-columns-repeated="1010"/>
        </table:table-row>
        <table:table-row table:style-name="ro1">
          <table:table-cell table:style-name="ce1" office:value-type="string" table:number-columns-spanned="2" table:number-rows-spanned="1">
            <text:p>Source:</text:p>
          </table:table-cell>
          <table:covered-table-cell table:style-name="ce2"/>
          <table:table-cell table:style-name="ce2" table:number-columns-repeated="3"/>
          <table:table-cell table:number-columns-repeated="8"/>
          <table:table-cell office:value-type="string">
            <text:p>http://acrosswalls.org/datasets/</text:p>
          </table:table-cell>
          <table:table-cell table:number-columns-repeated="1010"/>
        </table:table-row>
        <table:table-row table:style-name="ro1">
          <table:table-cell table:style-name="ce1" office:value-type="string" table:number-columns-spanned="5" table:number-rows-spanned="1">
            <text:p>http://www.abcounties.co.uk/counties</text:p>
          </table:table-cell>
          <table:covered-table-cell table:number-columns-repeated="4" table:style-name="ce2"/>
          <table:table-cell table:number-columns-repeated="8"/>
          <table:table-cell office:value-type="string">
            <text:p>Version: 1.0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lid</text:p>
          </table:table-cell>
          <table:table-cell office:value-type="string">
            <text:p>county</text:p>
          </table:table-cell>
          <table:table-cell office:value-type="string">
            <text:p>cities in county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dfordshire</text:p>
          </table:table-cell>
          <table:table-cell office:value-type="string">
            <text:p>Bedford</text:p>
          </table:table-cell>
          <table:table-cell office:value-type="string">
            <text:p>Luton</text:p>
          </table:table-cell>
          <table:table-cell office:value-type="string">
            <text:p>Dunstable</text:p>
          </table:table-cell>
          <table:table-cell office:value-type="string">
            <text:p>Leighton</text:p>
          </table:table-cell>
          <table:table-cell office:value-type="string">
            <text:p>Buzzard</text:p>
          </table:table-cell>
          <table:table-cell office:value-type="string">
            <text:p>Biggleswade</text:p>
          </table:table-cell>
          <table:table-cell office:value-type="string">
            <text:p>Sandy)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rkshire</text:p>
          </table:table-cell>
          <table:table-cell office:value-type="string">
            <text:p>Reading</text:p>
          </table:table-cell>
          <table:table-cell office:value-type="string">
            <text:p>Bracknell</text:p>
          </table:table-cell>
          <table:table-cell office:value-type="string">
            <text:p>Maidenhead</text:p>
          </table:table-cell>
          <table:table-cell office:value-type="string">
            <text:p>Newbury</text:p>
          </table:table-cell>
          <table:table-cell office:value-type="string">
            <text:p>Windsor</text:p>
          </table:table-cell>
          <table:table-cell office:value-type="string">
            <text:p>Wokingham</text:p>
          </table:table-cell>
          <table:table-cell office:value-type="string">
            <text:p>Abingdon)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ckinghamshire</text:p>
          </table:table-cell>
          <table:table-cell office:value-type="string">
            <text:p>Aylesbury</text:p>
          </table:table-cell>
          <table:table-cell office:value-type="string">
            <text:p>Milton</text:p>
          </table:table-cell>
          <table:table-cell office:value-type="string">
            <text:p>Keynes</text:p>
          </table:table-cell>
          <table:table-cell office:value-type="string">
            <text:p>Slough</text:p>
          </table:table-cell>
          <table:table-cell office:value-type="string">
            <text:p>Buckingham</text:p>
          </table:table-cell>
          <table:table-cell office:value-type="string">
            <text:p>High</text:p>
          </table:table-cell>
          <table:table-cell office:value-type="string">
            <text:p>Wycombe)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mbridgeshire</text:p>
          </table:table-cell>
          <table:table-cell office:value-type="string">
            <text:p>Cambridge</text:p>
          </table:table-cell>
          <table:table-cell office:value-type="string">
            <text:p>Wisbech</text:p>
          </table:table-cell>
          <table:table-cell office:value-type="string">
            <text:p>Ely</text:p>
          </table:table-cell>
          <table:table-cell office:value-type="string">
            <text:p>March</text:p>
          </table:table-cell>
          <table:table-cell office:value-type="string">
            <text:p>Whittlesey</text:p>
          </table:table-cell>
          <table:table-cell office:value-type="string">
            <text:p>Chatteris</text:p>
          </table:table-cell>
          <table:table-cell office:value-type="string">
            <text:p>Linton)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eshire</text:p>
          </table:table-cell>
          <table:table-cell office:value-type="string">
            <text:p>Chester</text:p>
          </table:table-cell>
          <table:table-cell office:value-type="string">
            <text:p>Stockport</text:p>
          </table:table-cell>
          <table:table-cell office:value-type="string">
            <text:p>Birkenhead</text:p>
          </table:table-cell>
          <table:table-cell office:value-type="string">
            <text:p>Wallasey</text:p>
          </table:table-cell>
          <table:table-cell office:value-type="string">
            <text:p>Runcorn</text:p>
          </table:table-cell>
          <table:table-cell office:value-type="string">
            <text:p>Macclesfield</text:p>
          </table:table-cell>
          <table:table-cell office:value-type="string">
            <text:p>Crewe)</text:p>
          </table:table-cell>
          <table:table-cell table:number-columns-repeated="101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rnwall</text:p>
          </table:table-cell>
          <table:table-cell office:value-type="string">
            <text:p>Bodmin</text:p>
          </table:table-cell>
          <table:table-cell office:value-type="string">
            <text:p>Truro</text:p>
          </table:table-cell>
          <table:table-cell office:value-type="string">
            <text:p>Camborne</text:p>
          </table:table-cell>
          <table:table-cell office:value-type="string">
            <text:p>Redruth</text:p>
          </table:table-cell>
          <table:table-cell office:value-type="string">
            <text:p>St.</text:p>
          </table:table-cell>
          <table:table-cell office:value-type="string">
            <text:p>Austell</text:p>
          </table:table-cell>
          <table:table-cell office:value-type="string">
            <text:p>Falmouth</text:p>
          </table:table-cell>
          <table:table-cell office:value-type="string">
            <text:p>Penzance</text:p>
          </table:table-cell>
          <table:table-cell office:value-type="string">
            <text:p>Newquay)</text:p>
          </table:table-cell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umberland</text:p>
          </table:table-cell>
          <table:table-cell office:value-type="string">
            <text:p>Carlisle</text:p>
          </table:table-cell>
          <table:table-cell office:value-type="string">
            <text:p>Whitehaven</text:p>
          </table:table-cell>
          <table:table-cell office:value-type="string">
            <text:p>Workington</text:p>
          </table:table-cell>
          <table:table-cell office:value-type="string">
            <text:p>Penrith</text:p>
          </table:table-cell>
          <table:table-cell office:value-type="string">
            <text:p>Keswick</text:p>
          </table:table-cell>
          <table:table-cell office:value-type="string">
            <text:p>Brampton)</text:p>
          </table:table-cell>
          <table:table-cell table:number-columns-repeated="101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rbyshire</text:p>
          </table:table-cell>
          <table:table-cell office:value-type="string">
            <text:p>Derby</text:p>
          </table:table-cell>
          <table:table-cell office:value-type="string">
            <text:p>Chesterfield</text:p>
          </table:table-cell>
          <table:table-cell office:value-type="string">
            <text:p>Ilkeston</text:p>
          </table:table-cell>
          <table:table-cell office:value-type="string">
            <text:p>Swadlincote</text:p>
          </table:table-cell>
          <table:table-cell office:value-type="string">
            <text:p>Buxton</text:p>
          </table:table-cell>
          <table:table-cell office:value-type="string">
            <text:p>Matlock</text:p>
          </table:table-cell>
          <table:table-cell office:value-type="string">
            <text:p>Ashbourne)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von</text:p>
          </table:table-cell>
          <table:table-cell office:value-type="string">
            <text:p>Exeter</text:p>
          </table:table-cell>
          <table:table-cell office:value-type="string">
            <text:p>Plymouth</text:p>
          </table:table-cell>
          <table:table-cell office:value-type="string">
            <text:p>Torquay</text:p>
          </table:table-cell>
          <table:table-cell office:value-type="string">
            <text:p>Paignton</text:p>
          </table:table-cell>
          <table:table-cell office:value-type="string">
            <text:p>Barnstaple</text:p>
          </table:table-cell>
          <table:table-cell office:value-type="string">
            <text:p>Tiverton</text:p>
          </table:table-cell>
          <table:table-cell office:value-type="string">
            <text:p>Newton</text:p>
          </table:table-cell>
          <table:table-cell office:value-type="string">
            <text:p>Abbot</text:p>
          </table:table-cell>
          <table:table-cell office:value-type="string">
            <text:p>Tavistock)</text:p>
          </table:table-cell>
          <table:table-cell table:number-columns-repeated="101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rset</text:p>
          </table:table-cell>
          <table:table-cell office:value-type="string">
            <text:p>Dorchester</text:p>
          </table:table-cell>
          <table:table-cell office:value-type="string">
            <text:p>Poole</text:p>
          </table:table-cell>
          <table:table-cell office:value-type="string">
            <text:p>Weymouth</text:p>
          </table:table-cell>
          <table:table-cell office:value-type="string">
            <text:p>Sherborne</text:p>
          </table:table-cell>
          <table:table-cell office:value-type="string">
            <text:p>Wimborne</text:p>
          </table:table-cell>
          <table:table-cell office:value-type="string">
            <text:p>Minster</text:p>
          </table:table-cell>
          <table:table-cell office:value-type="string">
            <text:p>Shaftesbury)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string">
            <text:p>Durham</text:p>
          </table:table-cell>
          <table:table-cell office:value-type="string">
            <text:p>Sunderland</text:p>
          </table:table-cell>
          <table:table-cell office:value-type="string">
            <text:p>Stockton-on-Tees</text:p>
          </table:table-cell>
          <table:table-cell office:value-type="string">
            <text:p>Darlington</text:p>
          </table:table-cell>
          <table:table-cell office:value-type="string">
            <text:p>Hartlepool</text:p>
          </table:table-cell>
          <table:table-cell office:value-type="string">
            <text:p>Gateshead</text:p>
          </table:table-cell>
          <table:table-cell office:value-type="string">
            <text:p>Washington)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ssex</text:p>
          </table:table-cell>
          <table:table-cell office:value-type="string">
            <text:p>Chelmsford</text:p>
          </table:table-cell>
          <table:table-cell office:value-type="string">
            <text:p>Basildon</text:p>
          </table:table-cell>
          <table:table-cell office:value-type="string">
            <text:p>Romford</text:p>
          </table:table-cell>
          <table:table-cell office:value-type="string">
            <text:p>Southend</text:p>
          </table:table-cell>
          <table:table-cell office:value-type="string">
            <text:p>Colcheter</text:p>
          </table:table-cell>
          <table:table-cell office:value-type="string">
            <text:p>Harlow</text:p>
          </table:table-cell>
          <table:table-cell office:value-type="string">
            <text:p>Brentwood</text:p>
          </table:table-cell>
          <table:table-cell office:value-type="string">
            <text:p>West</text:p>
          </table:table-cell>
          <table:table-cell office:value-type="string">
            <text:p>Ham)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loucestershire</text:p>
          </table:table-cell>
          <table:table-cell office:value-type="string">
            <text:p>Gloucester</text:p>
          </table:table-cell>
          <table:table-cell office:value-type="string">
            <text:p>Bristol</text:p>
          </table:table-cell>
          <table:table-cell office:value-type="string">
            <text:p>Cheltenham</text:p>
          </table:table-cell>
          <table:table-cell office:value-type="string">
            <text:p>Stroud</text:p>
          </table:table-cell>
          <table:table-cell office:value-type="string">
            <text:p>Cirencester</text:p>
          </table:table-cell>
          <table:table-cell office:value-type="string">
            <text:p>Tewkesbury)</text:p>
          </table:table-cell>
          <table:table-cell table:number-columns-repeated="101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mpshire</text:p>
          </table:table-cell>
          <table:table-cell office:value-type="string">
            <text:p>Winchester</text:p>
          </table:table-cell>
          <table:table-cell office:value-type="string">
            <text:p>Southampton</text:p>
          </table:table-cell>
          <table:table-cell office:value-type="string">
            <text:p>Portsmouth</text:p>
          </table:table-cell>
          <table:table-cell office:value-type="string">
            <text:p>Bournemouth</text:p>
          </table:table-cell>
          <table:table-cell office:value-type="string">
            <text:p>Basingstoke</text:p>
          </table:table-cell>
          <table:table-cell office:value-type="string">
            <text:p>Newport)</text:p>
          </table:table-cell>
          <table:table-cell table:number-columns-repeated="101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erefordshire</text:p>
          </table:table-cell>
          <table:table-cell office:value-type="string">
            <text:p>Hereford</text:p>
          </table:table-cell>
          <table:table-cell office:value-type="string">
            <text:p>Ross-on-Wye</text:p>
          </table:table-cell>
          <table:table-cell office:value-type="string">
            <text:p>Leominster</text:p>
          </table:table-cell>
          <table:table-cell office:value-type="string">
            <text:p>Ledbury</text:p>
          </table:table-cell>
          <table:table-cell office:value-type="string">
            <text:p>Bromyard</text:p>
          </table:table-cell>
          <table:table-cell office:value-type="string">
            <text:p>Kington)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ertfordshire</text:p>
          </table:table-cell>
          <table:table-cell office:value-type="string">
            <text:p>Hertford</text:p>
          </table:table-cell>
          <table:table-cell office:value-type="string">
            <text:p>Watford</text:p>
          </table:table-cell>
          <table:table-cell office:value-type="string">
            <text:p>St.</text:p>
          </table:table-cell>
          <table:table-cell office:value-type="string">
            <text:p>Albans</text:p>
          </table:table-cell>
          <table:table-cell office:value-type="string">
            <text:p>Hemel</text:p>
          </table:table-cell>
          <table:table-cell office:value-type="string">
            <text:p>Hempstead</text:p>
          </table:table-cell>
          <table:table-cell office:value-type="string">
            <text:p>Stevenage</text:p>
          </table:table-cell>
          <table:table-cell office:value-type="string">
            <text:p>Hatfield)</text:p>
          </table:table-cell>
          <table:table-cell table:number-columns-repeated="101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untingdonshire</text:p>
          </table:table-cell>
          <table:table-cell office:value-type="string">
            <text:p>Huntingdon</text:p>
          </table:table-cell>
          <table:table-cell office:value-type="string">
            <text:p>St.</text:p>
          </table:table-cell>
          <table:table-cell office:value-type="string">
            <text:p>Ives</text:p>
          </table:table-cell>
          <table:table-cell office:value-type="string">
            <text:p>St.</text:p>
          </table:table-cell>
          <table:table-cell office:value-type="string">
            <text:p>Neots</text:p>
          </table:table-cell>
          <table:table-cell office:value-type="string">
            <text:p>Ramsey</text:p>
          </table:table-cell>
          <table:table-cell office:value-type="string">
            <text:p>Yaxley)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ent</text:p>
          </table:table-cell>
          <table:table-cell office:value-type="string">
            <text:p>Maidstone</text:p>
          </table:table-cell>
          <table:table-cell office:value-type="string">
            <text:p>Canterbury</text:p>
          </table:table-cell>
          <table:table-cell office:value-type="string">
            <text:p>Bromley</text:p>
          </table:table-cell>
          <table:table-cell office:value-type="string">
            <text:p>Rochester</text:p>
          </table:table-cell>
          <table:table-cell office:value-type="string">
            <text:p>Margate</text:p>
          </table:table-cell>
          <table:table-cell office:value-type="string">
            <text:p>Folkestone</text:p>
          </table:table-cell>
          <table:table-cell office:value-type="string">
            <text:p>Dover</text:p>
          </table:table-cell>
          <table:table-cell office:value-type="string">
            <text:p>Greenwich)</text:p>
          </table:table-cell>
          <table:table-cell table:number-columns-repeated="101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ncashire</text:p>
          </table:table-cell>
          <table:table-cell office:value-type="string">
            <text:p>Lancaster</text:p>
          </table:table-cell>
          <table:table-cell office:value-type="string">
            <text:p>Liverpool</text:p>
          </table:table-cell>
          <table:table-cell office:value-type="string">
            <text:p>Manchester</text:p>
          </table:table-cell>
          <table:table-cell office:value-type="string">
            <text:p>Preston</text:p>
          </table:table-cell>
          <table:table-cell office:value-type="string">
            <text:p>Bolton</text:p>
          </table:table-cell>
          <table:table-cell office:value-type="string">
            <text:p>Warrington</text:p>
          </table:table-cell>
          <table:table-cell office:value-type="string">
            <text:p>Barrow-in-Furness)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icestershire</text:p>
          </table:table-cell>
          <table:table-cell office:value-type="string">
            <text:p>Leicester</text:p>
          </table:table-cell>
          <table:table-cell office:value-type="string">
            <text:p>Loughborough</text:p>
          </table:table-cell>
          <table:table-cell office:value-type="string">
            <text:p>Hinckley</text:p>
          </table:table-cell>
          <table:table-cell office:value-type="string">
            <text:p>Melton</text:p>
          </table:table-cell>
          <table:table-cell office:value-type="string">
            <text:p>Mowbray</text:p>
          </table:table-cell>
          <table:table-cell office:value-type="string">
            <text:p>Coalville</text:p>
          </table:table-cell>
          <table:table-cell office:value-type="string">
            <text:p>Lutterworth)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incolnshire</text:p>
          </table:table-cell>
          <table:table-cell office:value-type="string">
            <text:p>Lincoln</text:p>
          </table:table-cell>
          <table:table-cell office:value-type="string">
            <text:p>Grimsby</text:p>
          </table:table-cell>
          <table:table-cell office:value-type="string">
            <text:p>Scunthorpe</text:p>
          </table:table-cell>
          <table:table-cell office:value-type="string">
            <text:p>Boston</text:p>
          </table:table-cell>
          <table:table-cell office:value-type="string">
            <text:p>Grantham</text:p>
          </table:table-cell>
          <table:table-cell office:value-type="string">
            <text:p>Stamford</text:p>
          </table:table-cell>
          <table:table-cell office:value-type="string">
            <text:p>Skegness</text:p>
          </table:table-cell>
          <table:table-cell office:value-type="string">
            <text:p>Louth)</text:p>
          </table:table-cell>
          <table:table-cell table:number-columns-repeated="101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ddlesex</text:p>
          </table:table-cell>
          <table:table-cell office:value-type="string">
            <text:p>City</text:p>
          </table:table-cell>
          <table:table-cell office:value-type="string">
            <text:p>of</text:p>
          </table:table-cell>
          <table:table-cell office:value-type="string">
            <text:p>London</text:p>
          </table:table-cell>
          <table:table-cell office:value-type="string">
            <text:p>Harrow</text:p>
          </table:table-cell>
          <table:table-cell office:value-type="string">
            <text:p>Enfield</text:p>
          </table:table-cell>
          <table:table-cell office:value-type="string">
            <text:p>Staines</text:p>
          </table:table-cell>
          <table:table-cell office:value-type="string">
            <text:p>Ealing</text:p>
          </table:table-cell>
          <table:table-cell office:value-type="string">
            <text:p>Potters</text:p>
          </table:table-cell>
          <table:table-cell office:value-type="string">
            <text:p>Bar</text:p>
          </table:table-cell>
          <table:table-cell office:value-type="string">
            <text:p>Westminster</text:p>
          </table:table-cell>
          <table:table-cell office:value-type="string">
            <text:p>)</text:p>
          </table:table-cell>
          <table:table-cell table:number-columns-repeated="1011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folk</text:p>
          </table:table-cell>
          <table:table-cell office:value-type="string">
            <text:p>Norwich</text:p>
          </table:table-cell>
          <table:table-cell office:value-type="string">
            <text:p>Great</text:p>
          </table:table-cell>
          <table:table-cell office:value-type="string">
            <text:p>Yarmouth</text:p>
          </table:table-cell>
          <table:table-cell office:value-type="string">
            <text:p>King's</text:p>
          </table:table-cell>
          <table:table-cell office:value-type="string">
            <text:p>Lynn</text:p>
          </table:table-cell>
          <table:table-cell office:value-type="string">
            <text:p>Dereham</text:p>
          </table:table-cell>
          <table:table-cell office:value-type="string">
            <text:p>Cromer</text:p>
          </table:table-cell>
          <table:table-cell office:value-type="string">
            <text:p>Hunstanton)</text:p>
          </table:table-cell>
          <table:table-cell table:number-columns-repeated="101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thamptonshire</text:p>
          </table:table-cell>
          <table:table-cell office:value-type="string">
            <text:p>Northampton</text:p>
          </table:table-cell>
          <table:table-cell office:value-type="string">
            <text:p>Peterborough</text:p>
          </table:table-cell>
          <table:table-cell office:value-type="string">
            <text:p>Corby</text:p>
          </table:table-cell>
          <table:table-cell office:value-type="string">
            <text:p>Kettering</text:p>
          </table:table-cell>
          <table:table-cell office:value-type="string">
            <text:p>Wellingborough)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rthumberland</text:p>
          </table:table-cell>
          <table:table-cell office:value-type="string">
            <text:p>Alnwick</text:p>
          </table:table-cell>
          <table:table-cell office:value-type="string">
            <text:p>Newcastle-upon-Tyne</text:p>
          </table:table-cell>
          <table:table-cell office:value-type="string">
            <text:p>Morpeth</text:p>
          </table:table-cell>
          <table:table-cell office:value-type="string">
            <text:p>Hexham</text:p>
          </table:table-cell>
          <table:table-cell office:value-type="string">
            <text:p>Berwick-upon-Tweed)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ttinghamshire</text:p>
          </table:table-cell>
          <table:table-cell office:value-type="string">
            <text:p>Nottingham</text:p>
          </table:table-cell>
          <table:table-cell office:value-type="string">
            <text:p>Mansfield</text:p>
          </table:table-cell>
          <table:table-cell office:value-type="string">
            <text:p>Worksop</text:p>
          </table:table-cell>
          <table:table-cell office:value-type="string">
            <text:p>Newark</text:p>
          </table:table-cell>
          <table:table-cell office:value-type="string">
            <text:p>Retford</text:p>
          </table:table-cell>
          <table:table-cell office:value-type="string">
            <text:p>Southwell)</text:p>
          </table:table-cell>
          <table:table-cell table:number-columns-repeated="101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xfordshire</text:p>
          </table:table-cell>
          <table:table-cell office:value-type="string">
            <text:p>Oxford</text:p>
          </table:table-cell>
          <table:table-cell office:value-type="string">
            <text:p>Banbury</text:p>
          </table:table-cell>
          <table:table-cell office:value-type="string">
            <text:p>Witney</text:p>
          </table:table-cell>
          <table:table-cell office:value-type="string">
            <text:p>Bicester</text:p>
          </table:table-cell>
          <table:table-cell office:value-type="string">
            <text:p>Henley-on-Thames</text:p>
          </table:table-cell>
          <table:table-cell office:value-type="string">
            <text:p>Carterton</text:p>
          </table:table-cell>
          <table:table-cell office:value-type="string">
            <text:p>Thame)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utland</text:p>
          </table:table-cell>
          <table:table-cell office:value-type="string">
            <text:p>Oakham</text:p>
          </table:table-cell>
          <table:table-cell office:value-type="string">
            <text:p>Uppingham.</text:p>
          </table:table-cell>
          <table:table-cell office:value-type="string">
            <text:p>Cottesmore)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hropshire</text:p>
          </table:table-cell>
          <table:table-cell office:value-type="string">
            <text:p>Shrewsbury</text:p>
          </table:table-cell>
          <table:table-cell office:value-type="string">
            <text:p>Telford</text:p>
          </table:table-cell>
          <table:table-cell office:value-type="string">
            <text:p>Oswestry</text:p>
          </table:table-cell>
          <table:table-cell office:value-type="string">
            <text:p>Bridgnorth</text:p>
          </table:table-cell>
          <table:table-cell office:value-type="string">
            <text:p>Whitchurch</text:p>
          </table:table-cell>
          <table:table-cell office:value-type="string">
            <text:p>Market</text:p>
          </table:table-cell>
          <table:table-cell office:value-type="string">
            <text:p>Drayton</text:p>
          </table:table-cell>
          <table:table-cell office:value-type="string">
            <text:p>Ludlow)</text:p>
          </table:table-cell>
          <table:table-cell table:number-columns-repeated="101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omerset</text:p>
          </table:table-cell>
          <table:table-cell office:value-type="string">
            <text:p>Taunton</text:p>
          </table:table-cell>
          <table:table-cell office:value-type="string">
            <text:p>Bath</text:p>
          </table:table-cell>
          <table:table-cell office:value-type="string">
            <text:p>Weston-super-Mare</text:p>
          </table:table-cell>
          <table:table-cell office:value-type="string">
            <text:p>Yeovil</text:p>
          </table:table-cell>
          <table:table-cell office:value-type="string">
            <text:p>Bridgwater</text:p>
          </table:table-cell>
          <table:table-cell office:value-type="string">
            <text:p>Wells</text:p>
          </table:table-cell>
          <table:table-cell office:value-type="string">
            <text:p>Glastonbury)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affordshire</text:p>
          </table:table-cell>
          <table:table-cell office:value-type="string">
            <text:p>Stafford</text:p>
          </table:table-cell>
          <table:table-cell office:value-type="string">
            <text:p>Stoke-on-Trent</text:p>
          </table:table-cell>
          <table:table-cell office:value-type="string">
            <text:p>Wolverhampton</text:p>
          </table:table-cell>
          <table:table-cell office:value-type="string">
            <text:p>Walsall</text:p>
          </table:table-cell>
          <table:table-cell office:value-type="string">
            <text:p>Cannock</text:p>
          </table:table-cell>
          <table:table-cell office:value-type="string">
            <text:p>Lichfield)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ffolk</text:p>
          </table:table-cell>
          <table:table-cell office:value-type="string">
            <text:p>Ipswich</text:p>
          </table:table-cell>
          <table:table-cell office:value-type="string">
            <text:p>Bury</text:p>
          </table:table-cell>
          <table:table-cell office:value-type="string">
            <text:p>St.</text:p>
          </table:table-cell>
          <table:table-cell office:value-type="string">
            <text:p>Edmunds</text:p>
          </table:table-cell>
          <table:table-cell office:value-type="string">
            <text:p>Lowestoft</text:p>
          </table:table-cell>
          <table:table-cell office:value-type="string">
            <text:p>Felixstowe</text:p>
          </table:table-cell>
          <table:table-cell office:value-type="string">
            <text:p>Sudbury</text:p>
          </table:table-cell>
          <table:table-cell office:value-type="string">
            <text:p>Haverhill</text:p>
          </table:table-cell>
          <table:table-cell office:value-type="string">
            <text:p>Bungay)</text:p>
          </table:table-cell>
          <table:table-cell table:number-columns-repeated="101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rrey</text:p>
          </table:table-cell>
          <table:table-cell office:value-type="string">
            <text:p>Guildford</text:p>
          </table:table-cell>
          <table:table-cell office:value-type="string">
            <text:p>Croydon</text:p>
          </table:table-cell>
          <table:table-cell office:value-type="string">
            <text:p>Woking</text:p>
          </table:table-cell>
          <table:table-cell office:value-type="string">
            <text:p>Sutton</text:p>
          </table:table-cell>
          <table:table-cell office:value-type="string">
            <text:p>Kingston-on-Thames</text:p>
          </table:table-cell>
          <table:table-cell office:value-type="string">
            <text:p>Wandsworth</text:p>
          </table:table-cell>
          <table:table-cell office:value-type="string">
            <text:p>Wimbledon</text:p>
          </table:table-cell>
          <table:table-cell office:value-type="string">
            <text:p>Brixton)</text:p>
          </table:table-cell>
          <table:table-cell table:number-columns-repeated="101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ssex</text:p>
          </table:table-cell>
          <table:table-cell office:value-type="string">
            <text:p>Chichester</text:p>
          </table:table-cell>
          <table:table-cell office:value-type="string">
            <text:p>Brighton</text:p>
          </table:table-cell>
          <table:table-cell office:value-type="string">
            <text:p>Worthing</text:p>
          </table:table-cell>
          <table:table-cell office:value-type="string">
            <text:p>Crawley</text:p>
          </table:table-cell>
          <table:table-cell office:value-type="string">
            <text:p>Hastings</text:p>
          </table:table-cell>
          <table:table-cell office:value-type="string">
            <text:p>Eastbourne</text:p>
          </table:table-cell>
          <table:table-cell office:value-type="string">
            <text:p>Bognor</text:p>
          </table:table-cell>
          <table:table-cell office:value-type="string">
            <text:p>Regis</text:p>
          </table:table-cell>
          <table:table-cell office:value-type="string">
            <text:p>Horsham)</text:p>
          </table:table-cell>
          <table:table-cell table:number-columns-repeated="101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arwickshire</text:p>
          </table:table-cell>
          <table:table-cell office:value-type="string">
            <text:p>Warwick</text:p>
          </table:table-cell>
          <table:table-cell office:value-type="string">
            <text:p>Birmingham</text:p>
          </table:table-cell>
          <table:table-cell office:value-type="string">
            <text:p>Coventry</text:p>
          </table:table-cell>
          <table:table-cell office:value-type="string">
            <text:p>Nuneaton</text:p>
          </table:table-cell>
          <table:table-cell office:value-type="string">
            <text:p>Rugby</text:p>
          </table:table-cell>
          <table:table-cell office:value-type="string">
            <text:p>Solihull</text:p>
          </table:table-cell>
          <table:table-cell office:value-type="string">
            <text:p>Stratford-upon-Avon)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stmorland</text:p>
          </table:table-cell>
          <table:table-cell office:value-type="string">
            <text:p>Appleby</text:p>
          </table:table-cell>
          <table:table-cell office:value-type="string">
            <text:p>Kendal</text:p>
          </table:table-cell>
          <table:table-cell office:value-type="string">
            <text:p>Windermere</text:p>
          </table:table-cell>
          <table:table-cell office:value-type="string">
            <text:p>Ambleside</text:p>
          </table:table-cell>
          <table:table-cell office:value-type="string">
            <text:p>Kirkby</text:p>
          </table:table-cell>
          <table:table-cell office:value-type="string">
            <text:p>Lonsdale)</text:p>
          </table:table-cell>
          <table:table-cell table:number-columns-repeated="1016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iltshire</text:p>
          </table:table-cell>
          <table:table-cell office:value-type="string">
            <text:p>Trowbridge</text:p>
          </table:table-cell>
          <table:table-cell office:value-type="string">
            <text:p>Salisbury</text:p>
          </table:table-cell>
          <table:table-cell office:value-type="string">
            <text:p>Swindon</text:p>
          </table:table-cell>
          <table:table-cell office:value-type="string">
            <text:p>Chippenham</text:p>
          </table:table-cell>
          <table:table-cell office:value-type="string">
            <text:p>Devizes</text:p>
          </table:table-cell>
          <table:table-cell office:value-type="string">
            <text:p>Marlborough</text:p>
          </table:table-cell>
          <table:table-cell office:value-type="string">
            <text:p>Warminster)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orcestershire</text:p>
          </table:table-cell>
          <table:table-cell office:value-type="string">
            <text:p>Worcester</text:p>
          </table:table-cell>
          <table:table-cell office:value-type="string">
            <text:p>Dudley</text:p>
          </table:table-cell>
          <table:table-cell office:value-type="string">
            <text:p>Kidderminster</text:p>
          </table:table-cell>
          <table:table-cell office:value-type="string">
            <text:p>Stourbridge</text:p>
          </table:table-cell>
          <table:table-cell office:value-type="string">
            <text:p>Halesowen</text:p>
          </table:table-cell>
          <table:table-cell office:value-type="string">
            <text:p>Malvern</text:p>
          </table:table-cell>
          <table:table-cell office:value-type="string">
            <text:p>Evesham)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orkshire - North Riding</text:p>
          </table:table-cell>
          <table:table-cell office:value-type="string">
            <text:p>Northallerton</text:p>
          </table:table-cell>
          <table:table-cell office:value-type="string">
            <text:p>Middlesbrough</text:p>
          </table:table-cell>
          <table:table-cell office:value-type="string">
            <text:p>Scarborough</text:p>
          </table:table-cell>
          <table:table-cell office:value-type="string">
            <text:p>Whitby)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Yorkshire - East Riding</text:p>
          </table:table-cell>
          <table:table-cell office:value-type="string">
            <text:p>Beverley</text:p>
          </table:table-cell>
          <table:table-cell office:value-type="string">
            <text:p>Hull</text:p>
          </table:table-cell>
          <table:table-cell office:value-type="string">
            <text:p>Bridlington</text:p>
          </table:table-cell>
          <table:table-cell office:value-type="string">
            <text:p>Driffield</text:p>
          </table:table-cell>
          <table:table-cell office:value-type="string">
            <text:p>Hornsea</text:p>
          </table:table-cell>
          <table:table-cell office:value-type="string">
            <text:p>Filey)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Yorkshire - West Riding</text:p>
          </table:table-cell>
          <table:table-cell office:value-type="string">
            <text:p>Wakefield</text:p>
          </table:table-cell>
          <table:table-cell office:value-type="string">
            <text:p>Leeds</text:p>
          </table:table-cell>
          <table:table-cell office:value-type="string">
            <text:p>Sheffield</text:p>
          </table:table-cell>
          <table:table-cell office:value-type="string">
            <text:p>Bradford</text:p>
          </table:table-cell>
          <table:table-cell office:value-type="string">
            <text:p>Halifax</text:p>
          </table:table-cell>
          <table:table-cell office:value-type="string">
            <text:p>Harrogate)</text:p>
          </table:table-cell>
          <table:table-cell table:number-columns-repeated="1016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Yorkshire - York, within the walls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Monmouthshire/Sir Fynwy</text:p>
          </table:table-cell>
          <table:table-cell office:value-type="string">
            <text:p>Monmouth</text:p>
          </table:table-cell>
          <table:table-cell office:value-type="string">
            <text:p>Newport</text:p>
          </table:table-cell>
          <table:table-cell office:value-type="string">
            <text:p>Blackwood</text:p>
          </table:table-cell>
          <table:table-cell office:value-type="string">
            <text:p>Cwmbran</text:p>
          </table:table-cell>
          <table:table-cell office:value-type="string">
            <text:p>Abergavenny</text:p>
          </table:table-cell>
          <table:table-cell office:value-type="string">
            <text:p>Chepstow</text:p>
          </table:table-cell>
          <table:table-cell office:value-type="string">
            <text:p>Tredegar)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ditional English counties" table:style-name="ta2" table:print="false"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4" table:number-columns-repeated="1018" table:default-cell-style-name="Excel_20_Built-in_20_Normal"/>
        <table:table-row table:style-name="ro1">
          <table:table-cell table:style-name="ce1" office:value-type="string" table:number-columns-spanned="2" table:number-rows-spanned="1">
            <text:p>Traditional counties of England</text:p>
          </table:table-cell>
          <table:covered-table-cell table:style-name="ce2"/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lid</text:p>
          </table:table-cell>
          <table:table-cell office:value-type="string">
            <text:p>county</text:p>
          </table:table-cell>
          <table:table-cell office:value-type="string">
            <text:p>alternate name</text:p>
          </table:table-cell>
          <table:table-cell office:value-type="string">
            <text:p>current status</text:p>
          </table:table-cell>
          <table:table-cell/>
          <table:table-cell office:value-type="string">
            <text:p>Wikipedia, Ancient Counties of England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dfordshire </text:p>
          </table:table-cell>
          <table:table-cell office:value-type="string">
            <text:p>County of Bedford </text:p>
          </table:table-cell>
          <table:table-cell office:value-type="string">
            <text:p>extant</text:p>
          </table:table-cell>
          <table:table-cell/>
          <table:table-cell office:value-type="string">
            <text:p>http://en.wikipedia.org/wiki/Historic_counties_of_England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rkshire </text:p>
          </table:table-cell>
          <table:table-cell office:value-type="string">
            <text:p>County of Berks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ckinghamshire </text:p>
          </table:table-cell>
          <table:table-cell office:value-type="string">
            <text:p>County of Buckingham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mbridgeshire </text:p>
          </table:table-cell>
          <table:table-cell office:value-type="string">
            <text:p>County of Cambridge </text:p>
          </table:table-cell>
          <table:table-cell office:value-type="string">
            <text:p>extant</text:p>
          </table:table-cell>
          <table:table-cell/>
          <table:table-cell office:value-type="string">
            <text:p>Repository: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eshire </text:p>
          </table:table-cell>
          <table:table-cell office:value-type="string">
            <text:p>County of Chester </text:p>
          </table:table-cell>
          <table:table-cell office:value-type="string">
            <text:p>extant</text:p>
          </table:table-cell>
          <table:table-cell/>
          <table:table-cell office:value-type="string">
            <text:p>http://acrosswalls.org/datasets/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rnwall </text:p>
          </table:table-cell>
          <table:table-cell/>
          <table:table-cell office:value-type="string">
            <text:p>extant</text:p>
          </table:table-cell>
          <table:table-cell/>
          <table:table-cell office:value-type="string">
            <text:p>Version: 1.0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umberland </text:p>
          </table:table-cell>
          <table:table-cell/>
          <table:table-cell office:value-type="string">
            <text:p>disestablished 1974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rbyshire </text:p>
          </table:table-cell>
          <table:table-cell office:value-type="string">
            <text:p>County of Derby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Devon </text:p>
          </table:table-cell>
          <table:table-cell office:value-type="string">
            <text:p>Devonshire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orset </text:p>
          </table:table-cell>
          <table:table-cell office:value-type="string">
            <text:p>Dorsetshire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urham </text:p>
          </table:table-cell>
          <table:table-cell office:value-type="string">
            <text:p>County of Durham, County Durham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ssex </text:p>
          </table:table-cell>
          <table:table-cell/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loucestershire </text:p>
          </table:table-cell>
          <table:table-cell office:value-type="string">
            <text:p>County of Gloucester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mpshire </text:p>
          </table:table-cell>
          <table:table-cell office:value-type="string">
            <text:p>County of Southampton, Southamptonshire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erefordshire </text:p>
          </table:table-cell>
          <table:table-cell office:value-type="string">
            <text:p>County of Hereford </text:p>
          </table:table-cell>
          <table:table-cell office:value-type="string">
            <text:p>disestablished 1974, revived 1998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ertfordshire </text:p>
          </table:table-cell>
          <table:table-cell office:value-type="string">
            <text:p>County of Hertford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untingdonshire </text:p>
          </table:table-cell>
          <table:table-cell office:value-type="string">
            <text:p>County of Huntingdon </text:p>
          </table:table-cell>
          <table:table-cell office:value-type="string">
            <text:p>disestablished 1965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Kent </text:p>
          </table:table-cell>
          <table:table-cell/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ancashire </text:p>
          </table:table-cell>
          <table:table-cell office:value-type="string">
            <text:p>County of Lancaster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eicestershire </text:p>
          </table:table-cell>
          <table:table-cell office:value-type="string">
            <text:p>County of Leicester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Lincolnshire </text:p>
          </table:table-cell>
          <table:table-cell office:value-type="string">
            <text:p>County of Lincoln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iddlesex </text:p>
          </table:table-cell>
          <table:table-cell/>
          <table:table-cell office:value-type="string">
            <text:p>disestablished 1965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Norfolk </text:p>
          </table:table-cell>
          <table:table-cell/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rthamptonshire </text:p>
          </table:table-cell>
          <table:table-cell office:value-type="string">
            <text:p>County of Northampton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Northumberland </text:p>
          </table:table-cell>
          <table:table-cell/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Nottinghamshire </text:p>
          </table:table-cell>
          <table:table-cell office:value-type="string">
            <text:p>County of Nottingham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xfordshire </text:p>
          </table:table-cell>
          <table:table-cell office:value-type="string">
            <text:p>County of Oxford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Rutland </text:p>
          </table:table-cell>
          <table:table-cell office:value-type="string">
            <text:p>Rutlandshire </text:p>
          </table:table-cell>
          <table:table-cell office:value-type="string">
            <text:p>disestablished 1974, revived 1997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hropshire </text:p>
          </table:table-cell>
          <table:table-cell office:value-type="string">
            <text:p>County of Salop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Somerset </text:p>
          </table:table-cell>
          <table:table-cell office:value-type="string">
            <text:p>Somersetshire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taffordshire </text:p>
          </table:table-cell>
          <table:table-cell office:value-type="string">
            <text:p>County of Stafford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uffolk </text:p>
          </table:table-cell>
          <table:table-cell/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urrey </text:p>
          </table:table-cell>
          <table:table-cell/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ussex </text:p>
          </table:table-cell>
          <table:table-cell/>
          <table:table-cell office:value-type="string">
            <text:p>disestablished 1974</text:p>
          </table:table-cell>
          <table:table-cell table:number-columns-repeated="1020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Warwickshire </text:p>
          </table:table-cell>
          <table:table-cell office:value-type="string">
            <text:p>County of Warwick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Westmorland </text:p>
          </table:table-cell>
          <table:table-cell/>
          <table:table-cell office:value-type="string">
            <text:p>disestablished 1974</text:p>
          </table:table-cell>
          <table:table-cell table:number-columns-repeated="1020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Wiltshire </text:p>
          </table:table-cell>
          <table:table-cell office:value-type="string">
            <text:p>County of Wilts </text:p>
          </table:table-cell>
          <table:table-cell office:value-type="string">
            <text:p>extant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Worcestershire </text:p>
          </table:table-cell>
          <table:table-cell office:value-type="string">
            <text:p>County of Worcester </text:p>
          </table:table-cell>
          <table:table-cell office:value-type="string">
            <text:p>disestablished 1974, revived 1998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Yorkshire </text:p>
          </table:table-cell>
          <table:table-cell office:value-type="string">
            <text:p>County of York </text:p>
          </table:table-cell>
          <table:table-cell office:value-type="string">
            <text:p>disestablished 197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(Monmouthshire)</text:p>
          </table:table-cell>
          <table:table-cell table:number-columns-repeated="1022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y name variants" table:style-name="ta3" table:print="false"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4" table:number-columns-repeated="1020" table:default-cell-style-name="Excel_20_Built-in_20_Normal"/>
        <table:table-row table:style-name="ro1">
          <table:table-cell table:style-name="ce1" office:value-type="string" table:number-columns-spanned="2" table:number-rows-spanned="1">
            <text:p>Name variants for countries in England and Wales</text:p>
          </table:table-cell>
          <table:covered-table-cell table:style-name="ce2"/>
          <table:table-cell/>
          <table:table-cell office:value-type="string">
            <text:p>Repository: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ttp://acrosswalls.org/datasets/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sion: 1.0</text:p>
          </table:table-cell>
          <table:table-cell table:number-columns-repeated="1020"/>
        </table:table-row>
        <table:table-row table:style-name="ro1">
          <table:table-cell office:value-type="string">
            <text:p>county</text:p>
          </table:table-cell>
          <table:table-cell office:value-type="string">
            <text:p>alternate name</text:p>
          </table:table-cell>
          <table:table-cell table:number-columns-repeated="1022"/>
        </table:table-row>
        <table:table-row table:style-name="ro1">
          <table:table-cell office:value-type="string">
            <text:p>Anglesey</text:p>
          </table:table-cell>
          <table:table-cell office:value-type="string">
            <text:p>Anglesey/Sir</text:p>
          </table:table-cell>
          <table:table-cell table:number-columns-repeated="1022"/>
        </table:table-row>
        <table:table-row table:style-name="ro1">
          <table:table-cell office:value-type="string">
            <text:p>Bedfordshire</text:p>
          </table:table-cell>
          <table:table-cell office:value-type="string">
            <text:p>Bedford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erkshire</text:p>
          </table:table-cell>
          <table:table-cell table:number-columns-repeated="1022"/>
        </table:table-row>
        <table:table-row table:style-name="ro1">
          <table:table-cell office:value-type="string">
            <text:p>Brecknockshire</text:p>
          </table:table-cell>
          <table:table-cell office:value-type="string">
            <text:p>Brecknockshire/Sir</text:p>
          </table:table-cell>
          <table:table-cell table:number-columns-repeated="1022"/>
        </table:table-row>
        <table:table-row table:style-name="ro1">
          <table:table-cell office:value-type="string">
            <text:p>Buckinghamshire</text:p>
          </table:table-cell>
          <table:table-cell office:value-type="string">
            <text:p>Buckinghamshire</text:p>
          </table:table-cell>
          <table:table-cell table:number-columns-repeated="1022"/>
        </table:table-row>
        <table:table-row table:style-name="ro1">
          <table:table-cell office:value-type="string">
            <text:p>Caernarfonshire</text:p>
          </table:table-cell>
          <table:table-cell office:value-type="string">
            <text:p>Caernarfonshire/Sir</text:p>
          </table:table-cell>
          <table:table-cell table:number-columns-repeated="1022"/>
        </table:table-row>
        <table:table-row table:style-name="ro1">
          <table:table-cell office:value-type="string">
            <text:p>Cambridgeshire</text:p>
          </table:table-cell>
          <table:table-cell office:value-type="string">
            <text:p>Cambridgeshire</text:p>
          </table:table-cell>
          <table:table-cell table:number-columns-repeated="1022"/>
        </table:table-row>
        <table:table-row table:style-name="ro1">
          <table:table-cell office:value-type="string">
            <text:p>Cardiganshire</text:p>
          </table:table-cell>
          <table:table-cell office:value-type="string">
            <text:p>Cardiganshire/Ceredigion</text:p>
          </table:table-cell>
          <table:table-cell table:number-columns-repeated="1022"/>
        </table:table-row>
        <table:table-row table:style-name="ro1">
          <table:table-cell office:value-type="string">
            <text:p>Carmarthenshire</text:p>
          </table:table-cell>
          <table:table-cell office:value-type="string">
            <text:p>Carmarthenshire/Si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e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nwa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umberland</text:p>
          </table:table-cell>
          <table:table-cell table:number-columns-repeated="1022"/>
        </table:table-row>
        <table:table-row table:style-name="ro1">
          <table:table-cell office:value-type="string">
            <text:p>Denbighshire</text:p>
          </table:table-cell>
          <table:table-cell office:value-type="string">
            <text:p>Denbighshire/Sir</text:p>
          </table:table-cell>
          <table:table-cell table:number-columns-repeated="1022"/>
        </table:table-row>
        <table:table-row table:style-name="ro1">
          <table:table-cell office:value-type="string">
            <text:p>Derbyshire</text:p>
          </table:table-cell>
          <table:table-cell office:value-type="string">
            <text:p>Derby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evo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orse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urh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ssex</text:p>
          </table:table-cell>
          <table:table-cell table:number-columns-repeated="1022"/>
        </table:table-row>
        <table:table-row table:style-name="ro1">
          <table:table-cell office:value-type="string">
            <text:p>Flintshire</text:p>
          </table:table-cell>
          <table:table-cell office:value-type="string">
            <text:p>Flintshire/Sir</text:p>
          </table:table-cell>
          <table:table-cell table:number-columns-repeated="1022"/>
        </table:table-row>
        <table:table-row table:style-name="ro1">
          <table:table-cell office:value-type="string">
            <text:p>Glamorgan</text:p>
          </table:table-cell>
          <table:table-cell office:value-type="string">
            <text:p>Glamorgan/Morgannwg</text:p>
          </table:table-cell>
          <table:table-cell table:number-columns-repeated="1022"/>
        </table:table-row>
        <table:table-row table:style-name="ro1">
          <table:table-cell office:value-type="string">
            <text:p>Gloucestershire</text:p>
          </table:table-cell>
          <table:table-cell office:value-type="string">
            <text:p>Gloucester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ampshire</text:p>
          </table:table-cell>
          <table:table-cell table:number-columns-repeated="1022"/>
        </table:table-row>
        <table:table-row table:style-name="ro1">
          <table:table-cell office:value-type="string">
            <text:p>Herefordshire</text:p>
          </table:table-cell>
          <table:table-cell office:value-type="string">
            <text:p>Herefordshire</text:p>
          </table:table-cell>
          <table:table-cell table:number-columns-repeated="1022"/>
        </table:table-row>
        <table:table-row table:style-name="ro1">
          <table:table-cell office:value-type="string">
            <text:p>Hertfordshire</text:p>
          </table:table-cell>
          <table:table-cell office:value-type="string">
            <text:p>Hertfordshire</text:p>
          </table:table-cell>
          <table:table-cell table:number-columns-repeated="1022"/>
        </table:table-row>
        <table:table-row table:style-name="ro1">
          <table:table-cell office:value-type="string">
            <text:p>Huntingdonshire</text:p>
          </table:table-cell>
          <table:table-cell office:value-type="string">
            <text:p>Huntingdon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Ken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ancashire</text:p>
          </table:table-cell>
          <table:table-cell table:number-columns-repeated="1022"/>
        </table:table-row>
        <table:table-row table:style-name="ro1">
          <table:table-cell office:value-type="string">
            <text:p>Leicestershire</text:p>
          </table:table-cell>
          <table:table-cell office:value-type="string">
            <text:p>Leicestershire</text:p>
          </table:table-cell>
          <table:table-cell table:number-columns-repeated="1022"/>
        </table:table-row>
        <table:table-row table:style-name="ro1">
          <table:table-cell office:value-type="string">
            <text:p>Lincolnshire</text:p>
          </table:table-cell>
          <table:table-cell office:value-type="string">
            <text:p>Lincolnshire</text:p>
          </table:table-cell>
          <table:table-cell table:number-columns-repeated="1022"/>
        </table:table-row>
        <table:table-row table:style-name="ro1">
          <table:table-cell office:value-type="string">
            <text:p>Merioneth</text:p>
          </table:table-cell>
          <table:table-cell office:value-type="string">
            <text:p>Merioneth/Meirionnydd</text:p>
          </table:table-cell>
          <table:table-cell table:number-columns-repeated="1022"/>
        </table:table-row>
        <table:table-row table:style-name="ro1">
          <table:table-cell office:value-type="string">
            <text:p>Middlesex</text:p>
          </table:table-cell>
          <table:table-cell office:value-type="string">
            <text:p>Middlesex</text:p>
          </table:table-cell>
          <table:table-cell table:number-columns-repeated="1022"/>
        </table:table-row>
        <table:table-row table:style-name="ro1">
          <table:table-cell office:value-type="string">
            <text:p>Monmouthshire</text:p>
          </table:table-cell>
          <table:table-cell office:value-type="string">
            <text:p>Monmouthshire/Sir</text:p>
          </table:table-cell>
          <table:table-cell table:number-columns-repeated="1022"/>
        </table:table-row>
        <table:table-row table:style-name="ro1">
          <table:table-cell office:value-type="string">
            <text:p>Montgomeryshire</text:p>
          </table:table-cell>
          <table:table-cell office:value-type="string">
            <text:p>Montgomeryshire/Si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orfolk</text:p>
          </table:table-cell>
          <table:table-cell table:number-columns-repeated="1022"/>
        </table:table-row>
        <table:table-row table:style-name="ro1">
          <table:table-cell office:value-type="string">
            <text:p>Northamptonshire</text:p>
          </table:table-cell>
          <table:table-cell office:value-type="string">
            <text:p>Northamptonshire</text:p>
          </table:table-cell>
          <table:table-cell table:number-columns-repeated="1022"/>
        </table:table-row>
        <table:table-row table:style-name="ro1">
          <table:table-cell office:value-type="string">
            <text:p>Northumberland</text:p>
          </table:table-cell>
          <table:table-cell office:value-type="string">
            <text:p>Northumberland</text:p>
          </table:table-cell>
          <table:table-cell table:number-columns-repeated="1022"/>
        </table:table-row>
        <table:table-row table:style-name="ro1">
          <table:table-cell office:value-type="string">
            <text:p>Nottinghamshire</text:p>
          </table:table-cell>
          <table:table-cell office:value-type="string">
            <text:p>Nottinghamshire</text:p>
          </table:table-cell>
          <table:table-cell table:number-columns-repeated="1022"/>
        </table:table-row>
        <table:table-row table:style-name="ro1">
          <table:table-cell office:value-type="string">
            <text:p>Oxfordshire</text:p>
          </table:table-cell>
          <table:table-cell office:value-type="string">
            <text:p>Oxfordshire</text:p>
          </table:table-cell>
          <table:table-cell table:number-columns-repeated="1022"/>
        </table:table-row>
        <table:table-row table:style-name="ro1">
          <table:table-cell office:value-type="string">
            <text:p>Pembrokeshire</text:p>
          </table:table-cell>
          <table:table-cell office:value-type="string">
            <text:p>Pembrokeshire/Sir</text:p>
          </table:table-cell>
          <table:table-cell table:number-columns-repeated="1022"/>
        </table:table-row>
        <table:table-row table:style-name="ro1">
          <table:table-cell office:value-type="string">
            <text:p>Radnorshire</text:p>
          </table:table-cell>
          <table:table-cell office:value-type="string">
            <text:p>Radnorshire/Sir</text:p>
          </table:table-cell>
          <table:table-cell table:number-columns-repeated="1022"/>
        </table:table-row>
        <table:table-row table:style-name="ro1">
          <table:table-cell office:value-type="string">
            <text:p>Rutland</text:p>
          </table:table-cell>
          <table:table-cell office:value-type="string">
            <text:p>Rutland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hrop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omerset</text:p>
          </table:table-cell>
          <table:table-cell table:number-columns-repeated="1022"/>
        </table:table-row>
        <table:table-row table:style-name="ro1">
          <table:table-cell office:value-type="string">
            <text:p>Staffordshire</text:p>
          </table:table-cell>
          <table:table-cell office:value-type="string">
            <text:p>Stafford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uffolk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urr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ussex</text:p>
          </table:table-cell>
          <table:table-cell table:number-columns-repeated="1022"/>
        </table:table-row>
        <table:table-row table:style-name="ro1">
          <table:table-cell office:value-type="string">
            <text:p>Warwickshire</text:p>
          </table:table-cell>
          <table:table-cell office:value-type="string">
            <text:p>Warwickshire</text:p>
          </table:table-cell>
          <table:table-cell table:number-columns-repeated="1022"/>
        </table:table-row>
        <table:table-row table:style-name="ro1">
          <table:table-cell office:value-type="string">
            <text:p>Westmorland</text:p>
          </table:table-cell>
          <table:table-cell office:value-type="string">
            <text:p>Westmorland</text:p>
          </table:table-cell>
          <table:table-cell table:number-columns-repeated="1022"/>
        </table:table-row>
        <table:table-row table:style-name="ro1">
          <table:table-cell office:value-type="string">
            <text:p>Wiltshire</text:p>
          </table:table-cell>
          <table:table-cell office:value-type="string">
            <text:p>Wilt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orcestershir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Yorkshire</text:p>
          </table:table-cell>
          <table:table-cell table:number-columns-repeated="102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10/26/2014</text:date>, <text:time>13:48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C_20_English_20_counties" style:display-name="PageStyle_ABC English coun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ditional_20_English_20_counties" style:display-name="PageStyle_traditional English coun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unty_20_name_20_variants" style:display-name="PageStyle_county name varia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57" meta:object-count="0"/>
    <meta:generator>OpenOffice/4.1.1$Win32 OpenOffice.org_project/411m6$Build-9775</meta:generator>
  </office:meta>
</office:document-meta>
</file>